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5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Enter Two Numbers” read a b</text:p>
      <text:p text:style-name="Standard"/>
      <text:p text:style-name="Standard">temp=$a a=$b b=$temp</text:p>
      <text:p text:style-name="Standard"/>
      <text:p text:style-name="Standard">echo “after swapping” echo $a $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02:22.020000000</dc:date>
    <meta:editing-duration>PT4M47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3" meta:word-count="16" meta:character-count="85" meta:non-whitespace-character-count="72"/>
  </office:meta>
</office:document-meta>
</file>